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0043in" fo:margin-right="0in" fo:margin-top="0in" fo:margin-bottom="0in" loext:contextual-spacing="false" fo:line-height="130%" fo:orphans="2" fo:widows="2" fo:text-indent="0in" style:auto-text-indent="false"/>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Heading_20_1" style:list-style-name="WWNum2"/>
    <style:style style:name="P27" style:family="paragraph" style:parent-style-name="Heading_20_1">
      <style:paragraph-properties fo:margin-left="0.3in" fo:margin-right="0in" fo:text-align="justify" style:justify-single-word="false" fo:text-indent="0in" style:auto-text-indent="false"/>
    </style:style>
    <style:style style:name="P2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0"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1"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style:font-name="Verdana" fo:font-size="8pt" fo:font-weight="bold" style:font-name-asian="Verdana1" style:font-size-asian="8pt" style:font-weight-asian="bold" style:font-name-complex="Verdana1" style:font-size-complex="8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weight="bold" style:font-weight-asian="bold"/>
    </style:style>
    <style:style style:name="T2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aczyuw2yex2w"/><text:span text:style-name="T1">Desarrollo Web en Entorno Cliente</text:span><text:span text:style-name="T2"><text:line-break/></text:span><text:span text:style-name="T3">UD 05. Document Object Model (DOM) - Actividades 01</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4"><text:span text:style-name="T5">Actualizado Octubre 2020</text:span></text:p>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6">📖 </text:span><text:span text:style-name="T9">Importante</text:span></text:p>
      <text:p text:style-name="P13"/>
      <text:p text:style-name="P12"><text:span text:style-name="T17">❕</text:span><text:span text:style-name="T10"> </text:span><text:span text:style-name="T9">Atención</text:span></text:p>
      <text:p text:style-name="P13"/>
      <text:p text:style-name="P12"><text:span text:style-name="T11">💬</text:span><text:span text:style-name="T9"> Interesante</text:span></text:p>
      <text:p text:style-name="P27"/>
      <text:p text:style-name="P14"><text:soft-page-break/><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4owcmsjlyn6b" text:style-name="Index_20_Link" text:visited-style-name="Index_20_Link"><text:span text:style-name="T15">Actividad 1</text:span></text:a><text:span text:style-name="T15"><text:tab/>3</text:span></text:p>
          <text:p text:style-name="P20"><text:span text:style-name="T20">2. </text:span><text:a xlink:type="simple" xlink:href="#_lxr2sepbpv5e" text:style-name="Index_20_Link" text:visited-style-name="Index_20_Link"><text:span text:style-name="T15">Actividad 2</text:span></text:a><text:span text:style-name="T15"><text:tab/>3</text:span></text:p>
          <text:p text:style-name="P20"><text:span text:style-name="T20">3. </text:span><text:a xlink:type="simple" xlink:href="#_pzgnhnjde3eb" text:style-name="Index_20_Link" text:visited-style-name="Index_20_Link"><text:span text:style-name="T15">Actividad 3</text:span></text:a><text:span text:style-name="T15"><text:tab/>3</text:span></text:p>
          <text:p text:style-name="P20"><text:span text:style-name="T20">4. </text:span><text:a xlink:type="simple" xlink:href="#_rob7v3nrjlpq" text:style-name="Index_20_Link" text:visited-style-name="Index_20_Link"><text:span text:style-name="T15">Actividad 4</text:span></text:a><text:span text:style-name="T15"><text:tab/>3</text:span></text:p>
          <text:p text:style-name="P21"><text:span text:style-name="T20">5. </text:span><text:a xlink:type="simple" xlink:href="#_38awkmbxrd5h" text:style-name="Index_20_Link" text:visited-style-name="Index_20_Link"><text:span text:style-name="T15">Autores (en orden alfabético)</text:span></text:a><text:span text:style-name="T15"><text:tab/>4</text:span></text:p>
        </text:index-body>
      </text:table-of-content>
      <text:p text:style-name="P18"><text:span text:style-name="T21">UD0</text:span><text:span text:style-name="T22">5</text:span><text:span text:style-name="T23">. </text:span><text:span text:style-name="T22">Document Object Model (DOM) - Actividades 01</text:span></text:p>
      <text:p text:style-name="P23"><text:span text:style-name="T16">📖 </text:span><text:span text:style-name="T27">Importante 1: </text:span>no intentes copiar ejercicios ni tan siquiera “ver un poco” código de otros compañeros. Es el mayor error de quien empieza a programar, ya que luego no sabe resolver problemas por sí mismo y da una falsa sensación de aprendizaje.</text:p>
      <text:p text:style-name="Standard"/>
      <text:p text:style-name="P23"><text:span text:style-name="T16">📖 </text:span><text:span text:style-name="T27">Importante 2: </text:span>si en programación algo no sale a la primera... es totalmente normal. Es parte del aprendizaje. ¿Cómo crees que aprendieron los mejores programadores?</text:p>
      <text:list xml:id="list3626813798" text:style-name="WWNum2">
        <text:list-item>
          <text:p text:style-name="P26"><text:bookmark text:name="_4owcmsjlyn6b"/>Actividad 1</text:p>
        </text:list-item>
      </text:list>
      <text:p text:style-name="Standard">Realiza un programa que cuando se pulse un botón con el texto “Nuevo número”, añada un elemento con un número aleatorio a una lista desordenada (elemento UL).</text:p>
      <text:list xml:id="list85328422359535" text:continue-numbering="true" text:style-name="WWNum2">
        <text:list-item>
          <text:p text:style-name="P26"><text:bookmark text:name="_lxr2sepbpv5e"/>Actividad 2</text:p>
        </text:list-item>
      </text:list>
      <text:p text:style-name="Standard">Realiza un programa que cree dinámicamente una tabla de 100x100. Cada elemento de la tabla tendrá un número único, que empezará en 1 y se irá incrementando de 1 en 1.</text:p>
      <text:p text:style-name="Standard">Esta página además tendrá un botón que será “Calcular numero casi primos”. Este botón hará que todas las celdas de la tabla que tengan números “Casi primos” se pongan con un fondo amarillo.</text:p>
      <text:p text:style-name="Standard">Definimos aquí que es un “Número casi primo”:</text:p>
      <text:list xml:id="list1599169218" text:style-name="WWNum3">
        <text:list-item>
          <text:p text:style-name="P24"><text:span text:style-name="T27">Número casi primo</text:span>: es un número que solo es divisible por sí mismo, la unidad y por un solo número que no sea ni la unidad ni si mismo.</text:p>
        </text:list-item>
      </text:list>
      <text:p text:style-name="Standard"><text:span text:style-name="T27">Ejemplo</text:span>:</text:p>
      <text:p text:style-name="Standard">2 no es un número casi primo, porque es divisible por 1 y por 2, pero no por otro número.</text:p>
      <text:p text:style-name="Standard">4 es un número casi primo, porque es divisible por 1, por 4 y por 2.</text:p>
      <text:p text:style-name="Standard">8 no es un número casi primo, porque es divisible por 1, por 8 y por 2, pero además también es divisible por 4.</text:p>
      <text:list xml:id="list85328061666790" text:continue-list="list85328422359535" text:style-name="WWNum2">
        <text:list-item>
          <text:p text:style-name="P26"><text:bookmark text:name="_pzgnhnjde3eb"/>Actividad 3</text:p>
        </text:list-item>
      </text:list>
      <text:p text:style-name="Standard">Realiza un programa que cree 100 elementos “checkbox” con números aleatorios. Además la página tendrá un botón “Marcar todos” y un botón “Desmarcar todos”, con su correspondiente funcionalidad.</text:p>
      <text:list xml:id="list85327833435429" text:continue-numbering="true" text:style-name="WWNum2">
        <text:list-item>
          <text:p text:style-name="P26"><text:bookmark text:name="_rob7v3nrjlpq"/>Actividad 4</text:p>
        </text:list-item>
      </text:list>
      <text:p text:style-name="Standard">Realiza un programa que tenga 3 elementos &lt;p&gt; y al hacer clic sobre ellos desaparezcan (se oculten) y al hacer doble clic (los elimine del DOM). También deberá tener un botón “Reaparecer” que hará que aparezcan todos los elementos desaparecidos (pero no los eliminados).</text:p>
      <text:p text:style-name="Standard"/>
      <text:list xml:id="list85329356059960" text:continue-numbering="true" text:style-name="WWNum2">
        <text:list-item>
          <text:p text:style-name="P26"><text:bookmark text:name="_38awkmbxrd5h"/>Autores (en orden alfabético)</text:p>
        </text:list-item>
      </text:list>
      <text:p text:style-name="P22">A continuación ofrecemos en orden alfabético el listado de autores que han hecho aportaciones a este documento:</text:p>
      <text:list xml:id="list2137297052" text:style-name="WWNum1">
        <text:list-item>
          <text:p text:style-name="P25">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Desarrollo web en entorno cliente</text:span><text:span text:style-name="MT2"> </text:span><text:span text:style-name="MT1"><text:tab/><text:tab/>UD0</text:span><text:span text:style-name="MT2">5</text:span><text:span text:style-name="MT1">. </text:span><text:span text:style-name="MT2">Document Object Model DOM</text:span><text:span text:style-name="MT1"> - Actividades 01</text:span></text:p>
      </style:header>
      <style:footer>
        <text:p text:style-name="MP2"><text:span text:style-name="MT1">CFGS. Desarrollo de Aplicaciones W</text:span><text:span text:style-name="MT2">eb</text:span><text:span text:style-name="MT1"><text:tab/><text:tab/></text:span><text:span text:style-name="MT2">UD05 - Página</text:span><text:span text:style-name="MT1">.</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9" meta:word-count="508" meta:character-count="2907" meta:non-whitespace-character-count="2440"/>
    <meta:generator>LibreOfficeDev/6.0.5.2$Linux_X86_64 LibreOffice_project/</meta:generator>
  </office:meta>
</office:document-meta>
</file>